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0DD00000012A856DA5C.svm" manifest:media-type=""/>
  <manifest:file-entry manifest:full-path="Pictures/20000001000000ED000000EDF78F3513.svm" manifest:media-type=""/>
  <manifest:file-entry manifest:full-path="Pictures/20000001000001AB00000124074EF309.svm" manifest:media-type=""/>
  <manifest:file-entry manifest:full-path="Pictures/20000001000001570000012D05F98AF2.svm" manifest:media-type=""/>
  <manifest:file-entry manifest:full-path="Pictures/2000000100000113000001311ECC68A8.svm" manifest:media-type=""/>
  <manifest:file-entry manifest:full-path="Pictures/20000001000001180000012D67277C1E.svm" manifest:media-type=""/>
  <manifest:file-entry manifest:full-path="Pictures/20000001000001750000012DA8A3CF0F.svm" manifest:media-type=""/>
  <manifest:file-entry manifest:full-path="Pictures/20000001000002C6000001683A785B61.svm" manifest:media-type=""/>
  <manifest:file-entry manifest:full-path="Pictures/20000001000001810000012D12A8068C.svm" manifest:media-type=""/>
  <manifest:file-entry manifest:full-path="Pictures/200000010000013100000131140D6606.svm" manifest:media-type=""/>
  <manifest:file-entry manifest:full-path="Pictures/20000002000001F20000006BA98C8F20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inline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inline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inline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inline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inline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latex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inline§I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2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inline§A_g  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455cm" svg:height="2.031cm" svg:x="1.868cm" svg:y="1.423cm">
          <draw:image xlink:href="Pictures/20000002000001F20000006BA98C8F20.eps" xlink:type="simple" xlink:show="embed" xlink:actuate="onLoad">
            <text:p/>
          </draw:image>
        </draw:frame>
        <draw:frame draw:style-name="gr2" draw:text-style-name="P3" draw:layer="layout" svg:width="4.261cm" svg:height="0.848cm" svg:x="5.208cm" svg:y="0.316cm">
          <draw:text-box>
            <text:p text:style-name="P2"><text:span text:style-name="T1">موصل-نما ایمپلیفائر کا نارٹن مساوی دور</text:span></text:p>
          </draw:text-box>
        </draw:frame>
        <draw:line draw:style-name="gr3" draw:text-style-name="P1" draw:layer="layout" svg:x1="12.159cm" svg:y1="1.954cm" svg:x2="12.159cm" svg:y2="2.596cm">
          <text:p/>
        </draw:line>
        <draw:frame draw:style-name="gr4" draw:text-style-name="P1" draw:layer="layout" svg:width="0.365cm" svg:height="0.365cm" svg:x="1.468cm" svg:y="2.112cm">
          <draw:image xlink:href="Pictures/200000010000013100000131140D6606.svm" xlink:type="simple" xlink:show="embed" xlink:actuate="onLoad">
            <text:p/>
          </draw:image>
        </draw:frame>
        <draw:frame draw:style-name="gr5" draw:text-style-name="P1" draw:layer="layout" svg:width="0.446cm" svg:height="0.36cm" svg:x="3.095cm" svg:y="1.019cm">
          <draw:image xlink:href="Pictures/20000001000001750000012DA8A3CF0F.svm" xlink:type="simple" xlink:show="embed" xlink:actuate="onLoad">
            <text:p/>
          </draw:image>
        </draw:frame>
        <draw:frame draw:style-name="gr6" draw:text-style-name="P1" draw:layer="layout" svg:width="0.329cm" svg:height="0.365cm" svg:x="5.644cm" svg:y="2.093cm">
          <draw:image xlink:href="Pictures/2000000100000113000001311ECC68A8.svm" xlink:type="simple" xlink:show="embed" xlink:actuate="onLoad">
            <text:p/>
          </draw:image>
        </draw:frame>
        <draw:frame draw:style-name="gr7" draw:text-style-name="P1" draw:layer="layout" svg:width="0.41cm" svg:height="0.36cm" svg:x="4.643cm" svg:y="2.095cm">
          <draw:image xlink:href="Pictures/20000001000001570000012D05F98AF2.svm" xlink:type="simple" xlink:show="embed" xlink:actuate="onLoad">
            <text:p/>
          </draw:image>
        </draw:frame>
        <draw:frame draw:style-name="gr8" draw:text-style-name="P1" draw:layer="layout" svg:width="0.461cm" svg:height="0.36cm" svg:x="9.435cm" svg:y="2.095cm">
          <draw:image xlink:href="Pictures/20000001000001810000012D12A8068C.svm" xlink:type="simple" xlink:show="embed" xlink:actuate="onLoad">
            <text:p/>
          </draw:image>
        </draw:frame>
        <draw:frame draw:style-name="gr9" draw:text-style-name="P1" draw:layer="layout" svg:width="0.511cm" svg:height="0.349cm" svg:x="11.409cm" svg:y="2.101cm">
          <draw:image xlink:href="Pictures/20000001000001AB00000124074EF309.svm" xlink:type="simple" xlink:show="embed" xlink:actuate="onLoad">
            <text:p/>
          </draw:image>
        </draw:frame>
        <draw:frame draw:style-name="gr10" draw:text-style-name="P1" draw:layer="layout" svg:width="0.335cm" svg:height="0.36cm" svg:x="12.308cm" svg:y="2.076cm">
          <draw:image xlink:href="Pictures/20000001000001180000012D67277C1E.svm" xlink:type="simple" xlink:show="embed" xlink:actuate="onLoad">
            <text:p/>
          </draw:image>
        </draw:frame>
        <draw:custom-shape draw:style-name="gr11" draw:text-style-name="P1" draw:layer="layout" svg:width="6.293cm" svg:height="2.003cm" svg:x="3.912cm" svg:y="1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0.283cm" svg:height="0.283cm" svg:x="5.667cm" svg:y="1.592cm">
          <draw:image xlink:href="Pictures/20000001000000ED000000EDF78F3513.svm" xlink:type="simple" xlink:show="embed" xlink:actuate="onLoad">
            <text:p/>
          </draw:image>
        </draw:frame>
        <draw:frame draw:style-name="gr13" draw:text-style-name="P1" draw:layer="layout" svg:width="0.264cm" svg:height="0.02cm" svg:x="5.676cm" svg:y="2.768cm">
          <draw:image xlink:href="Pictures/20000001000000DD00000012A856DA5C.svm" xlink:type="simple" xlink:show="embed" xlink:actuate="onLoad">
            <text:p/>
          </draw:image>
        </draw:frame>
        <draw:frame draw:style-name="gr14" draw:text-style-name="P1" draw:layer="layout" svg:width="0.851cm" svg:height="0.431cm" svg:x="6.823cm" svg:y="2.065cm">
          <draw:image xlink:href="Pictures/20000001000002C6000001683A785B6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halid khan</meta:initial-creator>
    <meta:creation-date>2011-02-25T16:05:46</meta:creation-date>
    <dc:date>2017-03-28T18:49:30.413010050</dc:date>
    <meta:editing-duration>P1DT16H20M32S</meta:editing-duration>
    <meta:editing-cycles>195</meta:editing-cycles>
    <meta:generator>LibreOffice/4.2.8.2$Linux_x86 LibreOffice_project/420m0$Build-2</meta:generator>
    <meta:document-statistic meta:object-count="14"/>
  </office:meta>
</office:document-meta>
</file>